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space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amespace.Namespace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space.getNamespace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.isSame(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.getNamespace( String prefix ,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amespace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